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justify"/>
    </style:style>
    <style:style style:name="T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Policepardéfaut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/>
    </style:style>
    <style:style style:name="T1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size="14pt" style:font-size-asian="14pt" style:font-size-complex="14pt"/>
    </style:style>
    <style:style style:name="T2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22" style:parent-style-name="Standard" style:family="paragraph">
      <style:paragraph-properties fo:text-align="justify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T2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27" style:parent-style-name="Standard" style:family="paragraph">
      <style:paragraph-properties fo:text-align="justify"/>
    </style:style>
    <style:style style:name="T28" style:parent-style-name="Policepardéfaut" style:family="text">
      <style:text-properties fo:font-size="14pt" style:font-size-asian="14pt" style:font-size-complex="14pt"/>
    </style:style>
    <style:style style:name="T29" style:parent-style-name="Policepardéfaut" style:family="text">
      <style:text-properties fo:font-size="14pt" style:font-size-asian="14pt" style:font-size-complex="14pt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size="14pt" style:font-size-asian="14pt" style:font-size-complex="14pt"/>
    </style:style>
    <style:style style:name="T3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33" style:parent-style-name="Standard" style:family="paragraph">
      <style:paragraph-properties fo:text-align="justify"/>
    </style:style>
    <style:style style:name="T34" style:parent-style-name="Policepardéfaut" style:family="text">
      <style:text-properties fo:font-size="14pt" style:font-size-asian="14pt" style:font-size-complex="14pt"/>
    </style:style>
    <style:style style:name="T35" style:parent-style-name="Policepardéfaut" style:family="text">
      <style:text-properties fo:font-size="14pt" style:font-size-asian="14pt" style:font-size-complex="14pt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Policepardéfaut" style:family="text">
      <style:text-properties fo:font-size="14pt" style:font-size-asian="14pt" style:font-size-complex="14pt"/>
    </style:style>
    <style:style style:name="P44" style:parent-style-name="Standard" style:family="paragraph">
      <style:paragraph-properties fo:text-align="justify"/>
    </style:style>
    <style:style style:name="T45" style:parent-style-name="Policepardéfaut" style:family="text">
      <style:text-properties fo:font-size="14pt" style:font-size-asian="14pt" style:font-size-complex="14pt"/>
    </style:style>
    <style:style style:name="T46" style:parent-style-name="Policepardéfaut" style:family="text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T48" style:parent-style-name="Policepardéfaut" style:family="text">
      <style:text-properties fo:font-size="14pt" style:font-size-asian="14pt" style:font-size-complex="14pt"/>
    </style:style>
    <style:style style:name="T4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50" style:parent-style-name="Policepardéfaut" style:family="text">
      <style:text-properties fo:font-size="14pt" style:font-size-asian="14pt" style:font-size-complex="14pt"/>
    </style:style>
    <style:style style:name="T5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52" style:parent-style-name="Policepardéfaut" style:family="text">
      <style:text-properties fo:font-size="14pt" style:font-size-asian="14pt" style:font-size-complex="14pt"/>
    </style:style>
    <style:style style:name="T5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56" style:parent-style-name="Policepardéfaut" style:family="text">
      <style:text-properties fo:font-size="14pt" style:font-size-asian="14pt" style:font-size-complex="14pt"/>
    </style:style>
    <style:style style:name="T57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60" style:parent-style-name="Standard" style:family="paragraph">
      <style:paragraph-properties fo:text-align="justify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T63" style:parent-style-name="Policepardéfaut" style:family="text">
      <style:text-properties fo:font-size="14pt" style:font-size-asian="14pt" style:font-size-complex="14pt"/>
    </style:style>
    <style:style style:name="T64" style:parent-style-name="Policepardéfaut" style:family="text">
      <style:text-properties fo:font-size="14pt" style:font-size-asian="14pt" style:font-size-complex="14pt"/>
    </style:style>
    <style:style style:name="T65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66" style:parent-style-name="Policepardéfaut" style:family="text">
      <style:text-properties fo:font-size="14pt" style:font-size-asian="14pt" style:font-size-complex="14pt"/>
    </style:style>
    <style:style style:name="T67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68" style:parent-style-name="Standard" style:family="paragraph">
      <style:paragraph-properties fo:text-align="justify"/>
    </style:style>
    <style:style style:name="T69" style:parent-style-name="Policepardéfaut" style:family="text">
      <style:text-properties fo:font-size="14pt" style:font-size-asian="14pt" style:font-size-complex="14pt"/>
    </style:style>
    <style:style style:name="T70" style:parent-style-name="Policepardéfaut" style:family="text">
      <style:text-properties fo:font-size="14pt" style:font-size-asian="14pt" style:font-size-complex="14pt"/>
    </style:style>
    <style:style style:name="T71" style:parent-style-name="Policepardéfaut" style:family="text">
      <style:text-properties fo:font-size="14pt" style:font-size-asian="14pt" style:font-size-complex="14pt"/>
    </style:style>
    <style:style style:name="T7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73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text-align="justify"/>
    </style:style>
    <style:style style:name="T77" style:parent-style-name="Policepardéfaut" style:family="text">
      <style:text-properties fo:font-size="14pt" style:font-size-asian="14pt" style:font-size-complex="14pt"/>
    </style:style>
    <style:style style:name="T78" style:parent-style-name="Policepardéfaut" style:family="text">
      <style:text-properties fo:font-size="14pt" style:font-size-asian="14pt" style:font-size-complex="14pt"/>
    </style:style>
    <style:style style:name="T7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80" style:parent-style-name="Policepardéfaut" style:family="text">
      <style:text-properties fo:font-size="14pt" style:font-size-asian="14pt" style:font-size-complex="14pt"/>
    </style:style>
    <style:style style:name="T81" style:parent-style-name="Policepardéfaut" style:family="text">
      <style:text-properties fo:font-size="14pt" style:font-size-asian="14pt" style:font-size-complex="14pt"/>
    </style:style>
    <style:style style:name="T82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83" style:parent-style-name="Policepardéfaut" style:family="text">
      <style:text-properties fo:font-size="14pt" style:font-size-asian="14pt" style:font-size-complex="14pt"/>
    </style:style>
    <style:style style:name="T84" style:parent-style-name="Policepardéfaut" style:family="text">
      <style:text-properties fo:font-size="14pt" style:font-size-asian="14pt" style:font-size-complex="14pt"/>
    </style:style>
    <style:style style:name="T85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fo:font-size="14pt" style:font-size-asian="14pt" style:font-size-complex="14pt"/>
    </style:style>
    <style:style style:name="T88" style:parent-style-name="Policepardéfaut" style:family="text">
      <style:text-properties fo:font-size="14pt" style:font-size-asian="14pt" style:font-size-complex="14pt"/>
    </style:style>
    <style:style style:name="T89" style:parent-style-name="Policepardéfaut" style:family="text">
      <style:text-properties fo:font-size="14pt" style:font-size-asian="14pt" style:font-size-complex="14pt"/>
    </style:style>
    <style:style style:name="T90" style:parent-style-name="Policepardéfaut" style:family="text">
      <style:text-properties fo:font-size="14pt" style:font-size-asian="14pt" style:font-size-complex="14pt"/>
    </style:style>
    <style:style style:name="T9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92" style:parent-style-name="Standard" style:family="paragraph">
      <style:paragraph-properties fo:text-align="justify"/>
    </style:style>
    <style:style style:name="T93" style:parent-style-name="Policepardéfaut" style:family="text">
      <style:text-properties fo:font-size="14pt" style:font-size-asian="14pt" style:font-size-complex="14pt"/>
    </style:style>
    <style:style style:name="T94" style:parent-style-name="Policepardéfaut" style:family="text">
      <style:text-properties fo:font-size="14pt" style:font-size-asian="14pt" style:font-size-complex="14pt"/>
    </style:style>
    <style:style style:name="T95" style:parent-style-name="Policepardéfaut" style:family="text">
      <style:text-properties fo:font-size="14pt" style:font-size-asian="14pt" style:font-size-complex="14pt"/>
    </style:style>
    <style:style style:name="T96" style:parent-style-name="Policepardéfaut" style:family="text">
      <style:text-properties fo:font-size="14pt" style:font-size-asian="14pt" style:font-size-complex="14pt"/>
    </style:style>
    <style:style style:name="T97" style:parent-style-name="Policepardéfaut" style:family="text">
      <style:text-properties fo:font-size="14pt" style:font-size-asian="14pt" style:font-size-complex="14pt"/>
    </style:style>
    <style:style style:name="T9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Policepardéfaut" style:family="text">
      <style:text-properties fo:font-size="14pt" style:font-size-asian="14pt" style:font-size-complex="14pt"/>
    </style:style>
    <style:style style:name="T100" style:parent-style-name="Policepardéfaut" style:family="text">
      <style:text-properties fo:font-size="14pt" style:font-size-asian="14pt" style:font-size-complex="14pt"/>
    </style:style>
    <style:style style:name="T101" style:parent-style-name="Policepardéfaut" style:family="text">
      <style:text-properties fo:font-size="14pt" style:font-size-asian="14pt" style:font-size-complex="14pt"/>
    </style:style>
    <style:style style:name="T102" style:parent-style-name="Policepardéfaut" style:family="text">
      <style:text-properties fo:font-size="14pt" style:font-size-asian="14pt" style:font-size-complex="14pt"/>
    </style:style>
    <style:style style:name="T10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Policepardéfaut" style:family="text">
      <style:text-properties fo:font-size="14pt" style:font-size-asian="14pt" style:font-size-complex="14pt"/>
    </style:style>
    <style:style style:name="T105" style:parent-style-name="Policepardéfaut" style:family="text">
      <style:text-properties fo:font-size="14pt" style:font-size-asian="14pt" style:font-size-complex="14pt"/>
    </style:style>
    <style:style style:name="T106" style:parent-style-name="Policepardéfaut" style:family="text">
      <style:text-properties fo:font-size="14pt" style:font-size-asian="14pt" style:font-size-complex="14pt"/>
    </style:style>
    <style:style style:name="T107" style:parent-style-name="Policepardéfaut" style:family="text">
      <style:text-properties fo:font-size="14pt" style:font-size-asian="14pt" style:font-size-complex="14pt"/>
    </style:style>
    <style:style style:name="T10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09" style:parent-style-name="Policepardéfaut" style:family="text">
      <style:text-properties fo:font-size="14pt" style:font-size-asian="14pt" style:font-size-complex="14pt"/>
    </style:style>
    <style:style style:name="T110" style:parent-style-name="Policepardéfaut" style:family="text">
      <style:text-properties fo:font-size="14pt" style:font-size-asian="14pt" style:font-size-complex="14pt"/>
    </style:style>
    <style:style style:name="T111" style:parent-style-name="Policepardéfaut" style:family="text">
      <style:text-properties fo:font-size="14pt" style:font-size-asian="14pt" style:font-size-complex="14pt"/>
    </style:style>
    <style:style style:name="T112" style:parent-style-name="Policepardéfaut" style:family="text">
      <style:text-properties fo:font-size="14pt" style:font-size-asian="14pt" style:font-size-complex="14pt"/>
    </style:style>
    <style:style style:name="T113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paragraph-properties fo:text-align="justify"/>
    </style:style>
    <style:style style:name="T116" style:parent-style-name="Policepardéfaut" style:family="text">
      <style:text-properties fo:font-size="14pt" style:font-size-asian="14pt" style:font-size-complex="14pt"/>
    </style:style>
    <style:style style:name="T117" style:parent-style-name="Policepardéfaut" style:family="text">
      <style:text-properties fo:font-size="14pt" style:font-size-asian="14pt" style:font-size-complex="14pt"/>
    </style:style>
    <style:style style:name="T118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1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20" style:parent-style-name="Standard" style:family="paragraph">
      <style:paragraph-properties fo:text-align="justify"/>
    </style:style>
    <style:style style:name="T12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22" style:parent-style-name="Policepardéfaut" style:family="text">
      <style:text-properties fo:font-size="14pt" style:font-size-asian="14pt" style:font-size-complex="14pt"/>
    </style:style>
    <style:style style:name="T123" style:parent-style-name="Policepardéfaut" style:family="text">
      <style:text-properties fo:font-size="14pt" style:font-size-asian="14pt" style:font-size-complex="14pt"/>
    </style:style>
    <style:style style:name="T124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T12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27" style:parent-style-name="Policepardéfaut" style:family="text">
      <style:text-properties fo:font-size="14pt" style:font-size-asian="14pt" style:font-size-complex="14pt"/>
    </style:style>
    <style:style style:name="T128" style:parent-style-name="Policepardéfaut" style:family="text">
      <style:text-properties fo:font-size="14pt" style:font-size-asian="14pt" style:font-size-complex="14pt"/>
    </style:style>
    <style:style style:name="T129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30" style:parent-style-name="Standard" style:family="paragraph">
      <style:paragraph-properties fo:text-align="justify"/>
    </style:style>
    <style:style style:name="T13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T132" style:parent-style-name="Policepardéfaut" style:family="text">
      <style:text-properties fo:font-size="14pt" style:font-size-asian="14pt" style:font-size-complex="14pt"/>
    </style:style>
    <style:style style:name="T133" style:parent-style-name="Policepardéfaut" style:family="text">
      <style:text-properties fo:font-size="14pt" style:font-size-asian="14pt" style:font-size-complex="14pt"/>
    </style:style>
    <style:style style:name="T134" style:parent-style-name="Policepardéfaut" style:family="text">
      <style:text-properties fo:font-size="14pt" style:font-size-asian="14pt" style:font-size-complex="14pt"/>
    </style:style>
    <style:style style:name="T135" style:parent-style-name="Policepardéfaut" style:family="text">
      <style:text-properties fo:font-size="14pt" style:font-size-asian="14pt" style:font-size-complex="14pt"/>
    </style:style>
    <style:style style:name="T13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3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paragraph-properties fo:text-align="justify"/>
    </style:style>
    <style:style style:name="T139" style:parent-style-name="Policepardéfaut" style:family="text">
      <style:text-properties fo:font-size="14pt" style:font-size-asian="14pt" style:font-size-complex="14pt"/>
    </style:style>
    <style:style style:name="T140" style:parent-style-name="Policepardéfaut" style:family="text">
      <style:text-properties fo:font-size="14pt" style:font-size-asian="14pt" style:font-size-complex="14pt"/>
    </style:style>
    <style:style style:name="T14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42" style:parent-style-name="Standard" style:family="paragraph">
      <style:paragraph-properties fo:text-align="justify"/>
    </style:style>
    <style:style style:name="T143" style:parent-style-name="Policepardéfaut" style:family="text">
      <style:text-properties fo:font-size="14pt" style:font-size-asian="14pt" style:font-size-complex="14pt"/>
    </style:style>
    <style:style style:name="T144" style:parent-style-name="Policepardéfaut" style:family="text">
      <style:text-properties fo:font-size="14pt" style:font-size-asian="14pt" style:font-size-complex="14pt"/>
    </style:style>
    <style:style style:name="T145" style:parent-style-name="Policepardéfaut" style:family="text">
      <style:text-properties fo:font-size="14pt" style:font-size-asian="14pt" style:font-size-complex="14pt"/>
    </style:style>
    <style:style style:name="T14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47" style:parent-style-name="Standard" style:family="paragraph">
      <style:paragraph-properties fo:text-align="justify"/>
    </style:style>
    <style:style style:name="T148" style:parent-style-name="Policepardéfaut" style:family="text">
      <style:text-properties fo:font-size="14pt" style:font-size-asian="14pt" style:font-size-complex="14pt"/>
    </style:style>
    <style:style style:name="T149" style:parent-style-name="Policepardéfaut" style:family="text">
      <style:text-properties fo:font-size="14pt" style:font-size-asian="14pt" style:font-size-complex="14pt"/>
    </style:style>
    <style:style style:name="T150" style:parent-style-name="Policepardéfaut" style:family="text">
      <style:text-properties fo:font-size="14pt" style:font-size-asian="14pt" style:font-size-complex="14pt"/>
    </style:style>
    <style:style style:name="T151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paragraph-properties fo:text-align="justify"/>
    </style:style>
    <style:style style:name="T154" style:parent-style-name="Policepardéfaut" style:family="text">
      <style:text-properties fo:font-size="14pt" style:font-size-asian="14pt" style:font-size-complex="14pt"/>
    </style:style>
    <style:style style:name="T155" style:parent-style-name="Policepardéfaut" style:family="text">
      <style:text-properties fo:font-size="14pt" style:font-size-asian="14pt" style:font-size-complex="14pt"/>
    </style:style>
    <style:style style:name="T156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57" style:parent-style-name="Standard" style:family="paragraph">
      <style:paragraph-properties fo:text-align="justify"/>
    </style:style>
    <style:style style:name="T158" style:parent-style-name="Policepardéfaut" style:family="text">
      <style:text-properties fo:font-size="14pt" style:font-size-asian="14pt" style:font-size-complex="14pt"/>
    </style:style>
    <style:style style:name="T159" style:parent-style-name="Policepardéfaut" style:family="text">
      <style:text-properties fo:font-size="14pt" style:font-size-asian="14pt" style:font-size-complex="14pt"/>
    </style:style>
    <style:style style:name="T160" style:parent-style-name="Policepardéfaut" style:family="text">
      <style:text-properties fo:font-style="italic" style:font-style-asian="italic" style:font-style-complex="italic" fo:font-size="14pt" style:font-size-asian="14pt" style:font-size-complex="14pt"/>
    </style:style>
    <style:style style:name="P161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/>
    </style:style>
    <style:style style:name="T164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5" style:parent-style-name="Policepardéfaut" style:family="text">
      <style:text-properties fo:font-size="14pt" style:font-size-asian="14pt" style:font-size-complex="14pt"/>
    </style:style>
    <style:style style:name="T166" style:parent-style-name="Policepardéfaut" style:family="text">
      <style:text-properties fo:font-size="14pt" style:font-size-asian="14pt" style:font-size-complex="14pt"/>
    </style:style>
    <style:style style:name="T16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justify"/>
    </style:style>
    <style:style style:name="T170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1" style:parent-style-name="Policepardéfaut" style:family="text">
      <style:text-properties fo:font-size="14pt" style:font-size-asian="14pt" style:font-size-complex="14pt"/>
    </style:style>
    <style:style style:name="T172" style:parent-style-name="Policepardéfaut" style:family="text">
      <style:text-properties fo:font-size="14pt" style:font-size-asian="14pt" style:font-size-complex="14pt"/>
    </style:style>
    <style:style style:name="P173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74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75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76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77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78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79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80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paragraph-properties fo:text-align="justify"/>
    </style:style>
    <style:style style:name="T183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84" style:parent-style-name="Policepardéfaut" style:family="text">
      <style:text-properties fo:font-size="14pt" style:font-size-asian="14pt" style:font-size-complex="14pt"/>
    </style:style>
    <style:style style:name="P185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86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87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88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paragraph-properties fo:text-align="justify"/>
    </style:style>
    <style:style style:name="T19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92" style:parent-style-name="Policepardéfaut" style:family="text">
      <style:text-properties fo:font-size="14pt" style:font-size-asian="14pt" style:font-size-complex="14pt"/>
    </style:style>
    <style:style style:name="T193" style:parent-style-name="Policepardéfaut" style:family="text">
      <style:text-properties fo:font-size="14pt" style:font-size-asian="14pt" style:font-size-complex="14pt"/>
    </style:style>
    <style:style style:name="P194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95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96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19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paragraph-properties fo:text-align="justify"/>
    </style:style>
    <style:style style:name="T19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0" style:parent-style-name="Policepardéfaut" style:family="text">
      <style:text-properties fo:font-size="14pt" style:font-size-asian="14pt" style:font-size-complex="14pt"/>
    </style:style>
    <style:style style:name="T201" style:parent-style-name="Policepardéfaut" style:family="text">
      <style:text-properties fo:font-size="14pt" style:font-size-asian="14pt" style:font-size-complex="14pt"/>
    </style:style>
    <style:style style:name="P202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03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04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0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06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07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0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0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10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1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13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1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16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1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1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19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20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21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 style:font-size-complex="14pt"/>
    </style:style>
  </office:automatic-styles>
  <office:body>
    <office:text text:use-soft-page-breaks="true">
      <text:p text:style-name="P1"><text:span text:style-name="T2">FICHE 4 de GRAMMAIRE<text:s/></text:span><text:span text:style-name="T3">LES MODES et LES TEMPS VERBAUX</text:span></text:p>
      <text:p text:style-name="P4">Complète la fiche :</text:p>
      <text:p text:style-name="P5">I.Définitions.</text:p>
      <text:p text:style-name="P6"><text:span text:style-name="T7">1.Les m</text:span><text:span text:style-name="T8">odes<text:s/></text:span><text:span text:style-name="T9">permettent de varier la manière de présenter une action.</text:span></text:p>
      <text:p text:style-name="P10"><text:span text:style-name="T11">2.Les m</text:span><text:span text:style-name="T12">odes<text:s/></text:span><text:span text:style-name="T13">p</text:span><text:span text:style-name="T14">ersonnels<text:s/></text:span><text:span text:style-name="T15">ont des formes qui varient selon<text:s/></text:span><text:span text:style-name="T16">les personnes (1ère, 2ème, 3ème) :</text:span></text:p>
      <text:p text:style-name="P17"><text:span text:style-name="T18">-l'i</text:span><text:span text:style-name="T19">ndicatif</text:span><text:span text:style-name="T20"> : il exprime la réalité / ex. :<text:s/></text:span><text:span text:style-name="T21">il part.</text:span></text:p>
      <text:p text:style-name="P22"><text:span text:style-name="T23">-le s</text:span><text:span text:style-name="T24">ubjonctif</text:span><text:span text:style-name="T25"> : il exprime un ordre, un souhait, une supposition =<text:s/></text:span><text:span text:style-name="T26">qu'elle entre ! </text:span></text:p>
      <text:p text:style-name="P27"><text:span text:style-name="T28">-le<text:s/></text:span><text:span text:style-name="T29">conditionnel</text:span><text:span text:style-name="T30"> : il exprime une hypothèse, un rêve,<text:s/></text:span><text:span text:style-name="T31">une incertitude =<text:s/></text:span><text:span text:style-name="T32">tu aimerais</text:span></text:p>
      <text:p text:style-name="P33"><text:span text:style-name="T34">-l'i</text:span><text:span text:style-name="T35">mpératif</text:span><text:span text:style-name="T36"> : il exprime l'ordre ou la défense, le conseil, l'exhortation =<text:s/></text:span><text:span text:style-name="T37">agissons</text:span></text:p>
      <text:p text:style-name="P38"><text:span text:style-name="T39">3.Les m</text:span><text:span text:style-name="T40">odes<text:s/></text:span><text:span text:style-name="T41">i</text:span><text:span text:style-name="T42">mpersonnels<text:s/></text:span><text:span text:style-name="T43">ne varient pas selon les personnes :</text:span></text:p>
      <text:p text:style-name="P44"><text:span text:style-name="T45">-l'i</text:span><text:span text:style-name="T46">nfinitif</text:span><text:span text:style-name="T47"> : en plus de compléter un verbe</text:span><text:span text:style-name="T48"><text:s/></text:span><text:span text:style-name="T49">(elle veut se montrer)</text:span><text:span text:style-name="T50">, il peut exprimer le conseil<text:s/></text:span><text:span text:style-name="T51">(prendre un comprimé)</text:span><text:span text:style-name="T52">, l'interrogation<text:s/></text:span><text:span text:style-name="T53">(que faire?)<text:s/></text:span><text:span text:style-name="T54">ou l'exclamation<text:s/></text:span><text:span text:style-name="T55">(faire cela!) ;<text:s/></text:span><text:span text:style-name="T56">on le trouve au présent<text:s/></text:span><text:span text:style-name="T57">(manger)<text:s/></text:span><text:span text:style-name="T58">ou au passé<text:s/></text:span><text:span text:style-name="T59">(avoir mangé).</text:span></text:p>
      <text:p text:style-name="P60"><text:span text:style-name="T61">-le p</text:span><text:span text:style-name="T62">articipe</text:span><text:span text:style-name="T63"> : il peut être au présent et marqu</text:span><text:span text:style-name="T64">er alors la simultanéité (</text:span><text:span text:style-name="T65">j'aperçois Angélique venant vers moi),<text:s/></text:span><text:span text:style-name="T66">ou au passé et traduire l'antériorité<text:s/></text:span><text:span text:style-name="T67">(surprise, elle se retourna).</text:span></text:p>
      <text:p text:style-name="P68"><text:span text:style-name="T69">-le g</text:span><text:span text:style-name="T70">érondif</text:span><text:span text:style-name="T71"><text:s/>= <text:s/>en + le participe présent :<text:s/></text:span><text:span text:style-name="T72">en marchant.</text:span></text:p>
      <text:p text:style-name="P73"/>
      <text:p text:style-name="P74">II.Les divers temps de chaque mode personnel.</text:p>
      <text:p text:style-name="P75">1.L'indicatif.</text:p>
      <text:p text:style-name="P76"><text:span text:style-name="T77">-les temps simples = le p</text:span><text:span text:style-name="T78">résent (</text:span><text:span text:style-name="T79">tu avances),<text:s/></text:span><text:span text:style-name="T80">l'i</text:span><text:span text:style-name="T81">mparfait<text:s/></text:span><text:span text:style-name="T82">(vous chantiez),<text:s/></text:span><text:span text:style-name="T83">le p</text:span><text:span text:style-name="T84">assé simple</text:span><text:span text:style-name="T85">(il mourut),<text:s/></text:span><text:span text:style-name="T86">le f</text:span><text:span text:style-name="T87">utur<text:s/></text:span><text:span text:style-name="T88">s</text:span><text:span text:style-name="T89">imple</text:span><text:span text:style-name="T90"><text:s/></text:span><text:span text:style-name="T91">(ils partiront).</text:span></text:p>
      <text:p text:style-name="P92"><text:span text:style-name="T93">-les temps composés = le<text:s/></text:span><text:span text:style-name="T94">p</text:span><text:span text:style-name="T95">résent<text:s/></text:span><text:span text:style-name="T96">c</text:span><text:span text:style-name="T97">omposé<text:s/></text:span><text:span text:style-name="T98">(elles ont fini),<text:s/></text:span><text:span text:style-name="T99">le p</text:span><text:span text:style-name="T100">lus</text:span><text:span text:style-name="T101">-que-p</text:span><text:span text:style-name="T102">arfait<text:s/></text:span><text:span text:style-name="T103">(tu avais parlé),<text:s/></text:span><text:span text:style-name="T104">le p</text:span><text:span text:style-name="T105">assé<text:s/></text:span><text:span text:style-name="T106">a</text:span><text:span text:style-name="T107">ntérieur<text:s/></text:span><text:span text:style-name="T108">(nous eûmes fini),<text:s/></text:span><text:span text:style-name="T109">le f</text:span><text:span text:style-name="T110">utur<text:s/></text:span><text:span text:style-name="T111">a</text:span><text:span text:style-name="T112">ntérieur (</text:span><text:span text:style-name="T113">nous aurons couru).</text:span></text:p>
      <text:p text:style-name="P114">2.Le subjonctif.</text:p>
      <text:p text:style-name="P115"><text:span text:style-name="T116">-le p</text:span><text:span text:style-name="T117">résent (</text:span><text:span text:style-name="T118">que je<text:s/></text:span><text:span text:style-name="T119">chante)</text:span></text:p>
      <text:p text:style-name="P120"><text:span text:style-name="T121">-</text:span><text:span text:style-name="T122">l'i</text:span><text:span text:style-name="T123">mparfait<text:s/></text:span><text:span text:style-name="T124">(que vous voulussiez)</text:span></text:p>
      <text:p text:style-name="P125"><text:span text:style-name="T126">-</text:span><text:span text:style-name="T127">le p</text:span><text:span text:style-name="T128">assé<text:s/></text:span><text:span text:style-name="T129">(que j'aie souhaité)</text:span></text:p>
      <text:p text:style-name="P130"><text:span text:style-name="T131">-</text:span><text:span text:style-name="T132">le<text:s/></text:span><text:span text:style-name="T133">plus-</text:span><text:span text:style-name="T134">que-p</text:span><text:span text:style-name="T135">arfait</text:span><text:span text:style-name="T136">(que vous eussiez compris).</text:span></text:p>
      <text:p text:style-name="P137">3.Le conditionnel.</text:p>
      <text:p text:style-name="P138"><text:span text:style-name="T139">-le p</text:span><text:span text:style-name="T140">résent<text:s/></text:span><text:span text:style-name="T141">(j'essaierais)</text:span></text:p>
      <text:p text:style-name="P142"><text:span text:style-name="T143">-le p</text:span><text:span text:style-name="T144">assé<text:s/></text:span><text:span text:style-name="T145">1ère forme<text:s/></text:span><text:span text:style-name="T146">(il aurait lu)</text:span></text:p>
      <text:p text:style-name="P147"><text:span text:style-name="T148">-le p</text:span><text:span text:style-name="T149">assé<text:s/></text:span><text:span text:style-name="T150">2ème forme<text:s/></text:span><text:span text:style-name="T151">(elle eût gagné)</text:span></text:p>
      <text:p text:style-name="P152">4.L'impératif.</text:p>
      <text:p text:style-name="P153"><text:span text:style-name="T154">-le p</text:span><text:span text:style-name="T155">résent<text:s/></text:span><text:span text:style-name="T156">(finissez)</text:span></text:p>
      <text:p text:style-name="P157"><text:span text:style-name="T158">-le p</text:span><text:span text:style-name="T159">assé<text:s/></text:span><text:span text:style-name="T160">(ayez mangé)</text:span></text:p>
      <text:p text:style-name="P161"/>
      <text:p text:style-name="P162">III.Les valeurs des temps de l'indicatif.</text:p>
      <text:p text:style-name="P163"><text:span text:style-name="T164">Souligne ou surligne les verbes conjugués aux temps concernés<text:s/></text:span><text:span text:style-name="T165">(quand il est marqué « Le présent </text:span><text:span text:style-name="T166">», il faut surligner le verbe conjugué au présent) ;<text:s/></text:span><text:span text:style-name="T167">puis réponds à la consigne inscrite pour chacun des temps.</text:span></text:p>
      <text:p text:style-name="P168">1.Le présent.</text:p>
      <text:p text:style-name="P169"><text:span text:style-name="T170">Indique la valeur des verbes au présent dans les phrases suivantes ; tu as le choix entre<text:s/></text:span><text:span text:style-name="T171">le présent d'énonciation, le<text:s/></text:span><text:span text:style-name="T172">présent de narration, le présent d'actualité, le présent de répétition, le présent d'habitude, le présent de vérité générale et le présent historique :</text:span></text:p>
      <text:p text:style-name="P173">-le froid descend &gt;<text:s/>actualité</text:p>
      <text:p text:style-name="P174">-je m'interroge &gt;<text:s/>narration</text:p>
      <text:p text:style-name="P175">-le mur de Berlin tombe en 1989 &gt;historique</text:p>
      <text:p text:style-name="P176">-la panthère prend son élan et bondit &gt;narration</text:p>
      <text:p text:style-name="P177">-elle lit un livre en ce moment &gt;habitude</text:p>
      <text:p text:style-name="P178">-le musée ferme le mardi<text:s/>répétition</text:p>
      <text:p text:style-name="P179">-les feuilles tombent en automne &gt;vérité générale</text:p>
      <text:p text:style-name="P180">-il se lève chaque matin à 5h &gt;<text:s/>répétition</text:p>
      <text:p text:style-name="P181">2.L'imparfait.</text:p>
      <text:p text:style-name="P182"><text:span text:style-name="T183">Même question pour l'imparfait ;<text:s/></text:span><text:span text:style-name="T184">tu as le choix entre l'imparfait d'habitude, l'imparfait de description, l'imparfait d'hypothèse et l'imparfait de durée :</text:span></text:p>
      <text:p text:style-name="P185">-la voiture roulait vite<text:s/>&gt;<text:s/>description</text:p>
      <text:p text:style-name="P186">-il était blond et portait des lunettes &gt;<text:s/>description</text:p>
      <text:p text:style-name="P187">-elle flânait toujours en sortant du bureau<text:s/>&gt;habitude</text:p>
      <text:p text:style-name="P188">-si tu étais riche, tu t'offrirais une voiture de sport &gt;hypothèse</text:p>
      <text:p text:style-name="P189">3.Le passé simple.</text:p>
      <text:p text:style-name="P190"><text:span text:style-name="T191">Même question pour le passé simple ;<text:s/></text:span><text:span text:style-name="T192">tu as le choix entre le pa</text:span><text:span text:style-name="T193">ssé simple de précision, le passé simple de suite d'actions ponctuelles et le passé simple de rapidité :</text:span></text:p>
      <text:p text:style-name="P194">-le sifflet retentit, le convoi démarra, les gens applaudirent &gt;suite d’actions ponctuelles</text:p>
      <text:p text:style-name="P195">-il devint riche à 30 ans &gt;précision</text:p>
      <text:p text:style-name="P196">-soudain l'orage éclata &gt;rapidité</text:p>
      <text:p text:style-name="P197">4.Le futur simple.</text:p>
      <text:p text:style-name="P198"><text:span text:style-name="T199">Même question pour le futur simple ;<text:s/></text:span><text:span text:style-name="T200">tu as le choi</text:span><text:span text:style-name="T201">x entre le futur d'ordre ou de conseil, le futur de doute et le futur de certitude :</text:span></text:p>
      <text:p text:style-name="P202">-le prix des timbres augmentera le mois prochain &gt;certitude</text:p>
      <text:p text:style-name="P203">-tu attendras mon retour &gt;ordre</text:p>
      <text:p text:style-name="P204">-il ne reviendra jamais dans son village &gt;doute</text:p>
      <text:p text:style-name="P205">5.Le passé composé.</text:p>
      <text:p text:style-name="P206">Le passé composé marque une antériorité par rapport au présent.</text:p>
      <text:p text:style-name="P207">Il voit ce qui lui a manqué &gt;antériorité</text:p>
      <text:p text:style-name="P208">6.Le plus-que-parfait.</text:p>
      <text:p text:style-name="P209">Trouve le même genre de formulation pour le plus-que-parfait.</text:p>
      <text:p text:style-name="P210">Elle expliquait ce qu'elle avait fait &gt;<text:s/>le PQP marque une antériorité par rapport au présent</text:p>
      <text:p text:style-name="P211">7.Le passé antérieur.</text:p>
      <text:p text:style-name="P212">De même pour le passé antérieur.</text:p>
      <text:p text:style-name="P213">Quand il eut fini, il s'en alla<text:s/>&gt; le passé antérieur //</text:p>
      <text:p text:style-name="P214">8.Le futur antérieur.</text:p>
      <text:p text:style-name="P215">De même pour le futur antérieur.</text:p>
      <text:p text:style-name="P216">Vous vous détendrez quand vous aurez fait vos devoirs<text:s/>&gt; le futur antérieur //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nzo mongin</meta:initial-creator>
    <dc:creator>enzo mongin</dc:creator>
    <meta:creation-date>2022-03-28T11:24:00Z</meta:creation-date>
    <dc:date>2022-03-28T11:24:00Z</dc:date>
    <meta:print-date>2019-11-18T23:12:00Z</meta:print-date>
    <meta:template xlink:href="Normal" xlink:type="simple"/>
    <meta:editing-cycles>2</meta:editing-cycles>
    <meta:editing-duration>PT300S</meta:editing-duration>
    <meta:document-statistic meta:page-count="1" meta:paragraph-count="8" meta:word-count="654" meta:character-count="4244" meta:row-count="29" meta:non-whitespace-character-count="3598"/>
  </office:meta>
</office:document-meta>
</file>